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VariableResolver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VariableResolve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VariableResolver.setMessage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VariableResolver.resolveVariable( QName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VariableResolver.setExchange( Message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